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100000071718D1848D19061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599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.598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98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98cm, 1.599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98cm, 0cm, 0cm, 1.598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599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599cm, 1.599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599cm, 1.598cm)" draw:image-opacity="100%" style:mirror="none"/>
    </style:style>
    <style:style style:name="gr9" style:family="graphic" style:parent-style-name="Objet_20_sans_20_remplissage_20_et_20_sans_20_ligne">
      <style:graphic-properties draw:stroke="solid" draw:stroke-dash="Long_20_Dash" svg:stroke-width="0.05cm" svg:stroke-color="#ec9ba4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.599cm)" draw:image-opacity="100%" style:mirror="horizontal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598cm, 0cm, 0cm)" draw:image-opacity="100%" style:mirror="horizontal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599cm, 0cm)" draw:image-opacity="100%" style:mirror="horizontal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98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399cm" svg:height="3cm" svg:x="10.7cm" svg:y="7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2" draw:text-style-name="P1" draw:layer="layout" svg:width="1.4cm" svg:height="3cm" svg:x="6.3cm" svg:y="7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3" draw:text-style-name="P1" draw:layer="layout" svg:width="3cm" svg:height="1.4cm" svg:x="7.7cm" svg:y="5.8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4" draw:text-style-name="P1" draw:layer="layout" svg:width="1.399cm" svg:height="1.4cm" svg:x="10.7cm" svg:y="5.8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5" draw:text-style-name="P1" draw:layer="layout" svg:width="1.4cm" svg:height="1.4cm" svg:x="6.3cm" svg:y="5.8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6" draw:text-style-name="P1" draw:layer="layout" svg:width="3cm" svg:height="1.399cm" svg:x="7.7cm" svg:y="10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7" draw:text-style-name="P1" draw:layer="layout" svg:width="1.399cm" svg:height="1.399cm" svg:x="10.7cm" svg:y="10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8" draw:text-style-name="P1" draw:layer="layout" svg:width="1.4cm" svg:height="1.399cm" svg:x="6.3cm" svg:y="10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9" draw:text-style-name="P1" draw:layer="layout" svg:width="3cm" svg:height="3cm" svg:x="7.7cm" svg:y="7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10" draw:text-style-name="P1" draw:layer="layout" svg:width="1.399cm" svg:height="3cm" svg:x="10.6cm" svg:y="15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11" draw:text-style-name="P1" draw:layer="layout" svg:width="1.4cm" svg:height="3cm" svg:x="6.2cm" svg:y="15.2cm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12" draw:text-style-name="P1" draw:layer="layout" svg:width="3cm" svg:height="1.399cm" draw:transform="rotate (-3.14159265358979) translate (10.6cm 15.2cm)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8" draw:text-style-name="P1" draw:layer="layout" svg:width="1.4cm" svg:height="1.399cm" draw:transform="rotate (-3.14159265358979) translate (12cm 15.2cm)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7" draw:text-style-name="P1" draw:layer="layout" svg:width="1.399cm" svg:height="1.399cm" draw:transform="rotate (-3.14159265358979) translate (7.6cm 15.2cm)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13" draw:text-style-name="P1" draw:layer="layout" svg:width="3cm" svg:height="1.4cm" draw:transform="rotate (-3.14159265358979) translate (10.6cm 19.6cm)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5" draw:text-style-name="P1" draw:layer="layout" svg:width="1.4cm" svg:height="1.4cm" draw:transform="rotate (-3.14159265358979) translate (12cm 19.6cm)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4" draw:text-style-name="P1" draw:layer="layout" svg:width="1.399cm" svg:height="1.4cm" draw:transform="rotate (-3.14159265358979) translate (7.6cm 19.6cm)">
          <draw:image xlink:href="Pictures/100002010000007100000071718D1848D19061BD.png" xlink:type="simple" xlink:show="embed" xlink:actuate="onLoad" loext:mime-type="image/png">
            <text:p/>
          </draw:image>
        </draw:frame>
        <draw:frame draw:style-name="gr9" draw:text-style-name="P1" draw:layer="layout" svg:width="3cm" svg:height="3cm" svg:x="7.6cm" svg:y="15.2cm">
          <draw:image xlink:href="Pictures/100002010000007100000071718D1848D19061B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7:38:00.700268901</meta:creation-date>
    <dc:date>2020-12-19T18:09:48.154275213</dc:date>
    <meta:editing-duration>PT16S</meta:editing-duration>
    <meta:editing-cycles>1</meta:editing-cycles>
    <meta:document-statistic meta:object-count="18"/>
    <meta:generator>LibreOffice/6.4.6.2$Linux_X86_64 LibreOffice_project/40$Build-2</meta:generator>
  </office:meta>
</office:document-meta>
</file>